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de86a" officeooo:paragraph-rsid="0003bd10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a5285" officeooo:paragraph-rsid="0003bd10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b0b31" officeooo:paragraph-rsid="0003bd10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d04ae" officeooo:paragraph-rsid="0003bd10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964eca" officeooo:paragraph-rsid="0003bd10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ad04ae" officeooo:paragraph-rsid="0003bd10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weight="normal" officeooo:rsid="00a7c598" officeooo:paragraph-rsid="0003bd10" style:font-weight-asian="normal" style:font-weight-complex="normal"/>
    </style:style>
    <style:style style:name="P8" style:family="paragraph" style:parent-style-name="Standard">
      <style:text-properties fo:font-weight="normal" officeooo:rsid="00a92773" officeooo:paragraph-rsid="0003bd10" style:font-weight-asian="normal" style:font-weight-complex="normal"/>
    </style:style>
    <style:style style:name="P9" style:family="paragraph" style:parent-style-name="Standard">
      <style:text-properties style:font-name="Liberation Serif" fo:font-style="italic" fo:font-weight="normal" officeooo:rsid="00a92773" officeooo:paragraph-rsid="0003bd10" style:font-style-asian="italic" style:font-weight-asian="normal" style:font-style-complex="italic" style:font-weight-complex="normal"/>
    </style:style>
    <style:style style:name="P10" style:family="paragraph" style:parent-style-name="Heading_20_2">
      <style:paragraph-properties fo:text-align="center" style:justify-single-word="false"/>
      <style:text-properties fo:font-weight="normal" officeooo:rsid="00a7c598" officeooo:paragraph-rsid="0003bd10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d0eb0d" style:font-style-asian="italic" style:font-style-complex="italic"/>
    </style:style>
    <style:style style:name="T3" style:family="text">
      <style:text-properties officeooo:rsid="01cf974e"/>
    </style:style>
    <style:style style:name="T4" style:family="text">
      <style:text-properties officeooo:rsid="035fdcc0"/>
    </style:style>
    <style:style style:name="T5" style:family="text">
      <style:text-properties officeooo:rsid="00a9d61a"/>
    </style:style>
    <style:style style:name="T6" style:family="text">
      <style:text-properties officeooo:rsid="014770a7"/>
    </style:style>
    <style:style style:name="T7" style:family="text">
      <style:text-properties officeooo:rsid="009a22e4"/>
    </style:style>
    <style:style style:name="T8" style:family="text">
      <style:text-properties officeooo:rsid="00984aef"/>
    </style:style>
    <style:style style:name="T9" style:family="text">
      <style:text-properties officeooo:rsid="009ab18e"/>
    </style:style>
    <style:style style:name="T10" style:family="text">
      <style:text-properties officeooo:rsid="0147882f"/>
    </style:style>
    <style:style style:name="T11" style:family="text">
      <style:text-properties officeooo:rsid="01d0aa6e"/>
    </style:style>
    <style:style style:name="T12" style:family="text">
      <style:text-properties officeooo:rsid="00ade86a"/>
    </style:style>
    <style:style style:name="T13" style:family="text">
      <style:text-properties officeooo:rsid="01d0eb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/>
      <text:p text:style-name="P7"/>
      <text:p text:style-name="P8">Лично я особого антагонизма к тёще не испытывал, но не могу не отметить, что у бабушки твоей порою чувства брали верх над разумом.</text:p>
      <text:p text:style-name="P8">Она была непримиримой антисемиткой. </text:p>
      <text:p text:style-name="P8">Наверное, сказывались годы проведённые в зажиточной немецкой семье. Люди склонны подражать чувствам окружающих.</text:p>
      <text:p text:style-name="P8">Снятый из деканов англофака Антонюк, <text:span text:style-name="T3">тот самый</text:span>, что вечерами партизанил с карандашом против фамилий Близнюка и Гуревича, так и остался в её глазах героем.</text:p>
      <text:p text:style-name="P8">Её возмущало, что кругом одни евреи и возмущало безразличие мужа к её возмущениям против эскалации сионизма.</text:p>
      <text:p text:style-name="P8">Развернёт перед носом газету и, когда уже никто не помнит о чём с ним говорила, отвечает:</text:p>
      <text:p text:style-name="P8">- <text:span text:style-name="T4">А</text:span>? <text:span text:style-name="T5">Ну, д</text:span>а...</text:p>
      <text:p text:style-name="P8"><text:span text:style-name="T3">И опять уткнулся. </text:span>Опора в жизни называется.</text:p>
      <text:p text:style-name="P8">В своей борьбе с сионизмом она даже ходила на приём к недавно назначенному ректору — открыть глаза на вопиющее размножение колен Израилевых по всем факультетам.</text:p>
      <text:p text:style-name="P8"/>
      <text:p text:style-name="P9"><text:span text:style-name="T6">(...д</text:span>о смешного доходит — пойти к ректору НГПИ, одесскому еврею Арвату, — жаловаться на засилье нежинских <text:span text:style-name="T4">евреев в институте</text:span>!</text:p>
      <text:p text:style-name="P5"><text:span text:style-name="T7">E</text:span>ine <text:span text:style-name="T8">lächerlich</text:span> Wasserkunst!.. <text:span text:style-name="T9">или как там у Рильке?..)</text:span></text:p>
      <text:p text:style-name="P5"/>
      <text:p text:style-name="P2">Но жизнь не стояла на месте, живот у Иры рос. </text:p>
      <text:p text:style-name="P2">По нему уже начали пробегать волны от твоих коленок и пяток. </text:p>
      <text:p text:style-name="P2">Довольно крепкие были <text:span text:style-name="T4">пятки </text:span>— мой нос это помнит.</text:p>
      <text:p text:style-name="P3">И вот однажды Ира испуганным голосом сказала мне позвать её маму. Та пришла в спальню.</text:p>
      <text:p text:style-name="P3">- Что это, мама?</text:p>
      <text:p text:style-name="P3">На безупречно гладкой статуэтной коже, внизу, под совсем уже большим животом наметились неровные бороздки.</text:p>
      <text:p text:style-name="P3">- Затяжки.</text:p>
      <text:p text:style-name="P3">- Это пройдёт после родов?</text:p>
      <text:p text:style-name="P3">Гаина Михайловна, хмуро опустив голову, промолчала.</text:p>
      <text:p text:style-name="P3">Началась экзаменационная сессия. Иру почти не спрашивали, сразу говорили дать зачётку.</text:p>
      <text:p text:style-name="P3"/>
      <text:p text:style-name="P3">Вечером 14 июня у Иры отошли воды и мы с ней пошли в роддом.</text:p>
      <text:p text:style-name="P3">Там удивились, что роженица явилась пешком, отдали мне её одежду, а саму Иру увели в предродовую палату.</text:p>
      <text:p text:style-name="P3">Там я уже не мог её охранять.</text:p>
      <text:p text:style-name="P3">Одежду я отнёс домой и п<text:span text:style-name="T10">о</text:span>шёл обратно.</text:p>
      <text:p text:style-name="P3">Метров за двести от роддома у тротуара виднелся большой КАМАЗ-фургон с потушенными фарами. Только поверх кабинки светились, словно в гребне дракона, три горящие красноватой злобою глаза.</text:p>
      <text:p text:style-name="P3">При моём приближении КАМАЗ вдруг прыгнул вперёд и из длинной лужи на мостовой грянула, поверх бордюра, волна грязной пены. </text:p>
      <text:p text:style-name="P3">Я успел подпрыгнуть; пена с шипением уползла восвояси. Я приземлился на мокрый тротуар.</text:p>
      <text:p text:style-name="P3">Убирайся, дракон, в своё логово — некогда с тобой возиться, сегодня у меня миссия поважнее. </text:p>
      <text:p text:style-name="P3">КАМАЗ уфырчал в сторону Красных партизан.</text:p>
      <text:p text:style-name="P3">В приёмной мне сказали, что нет ещё и <text:span text:style-name="T10">что </text:span>роды состоятся утром.</text:p>
      <text:p text:style-name="P3"/>
      <text:p text:style-name="P3">Роддом находился в длинном одноэтажном здании, вход с торца. </text:p>
      <text:p text:style-name="P3"><text:soft-page-break/>Сбоку от здания стояла шатрообразная беседка, как в стройбате, но пошире и без выемки-урны в центре.</text:p>
      <text:p text:style-name="P3">Я зашёл в беседку, сел на брусья скамьи вдоль её круглой стенки и начал ждать. В пустой узкой спальне без Иры мне делать нечего .</text:p>
      <text:p text:style-name="P3">От ворот к приёмной прошла пара — мужчина вёл беременную. Обратно он ушёл один. Значит, не только мы так. Наверно, день такой.</text:p>
      <text:p text:style-name="P3"/>
      <text:p text:style-name="P3">Высоко над роддомом светила полная луна. Я выкурил косяк и она <text:span text:style-name="T10">превратилась в</text:span> далёки<text:span text:style-name="T10">й</text:span> выход из длинного туннеля с пульсирующими стенками.</text:p>
      <text:p text:style-name="P4"><text:span text:style-name="T10">Р</text:span>аспахнуто<text:span text:style-name="T10">е</text:span> настежь <text:span text:style-name="T10">о</text:span>кно родильной палаты смотрело <text:s/>на беседку.</text:p>
      <text:p text:style-name="P4"><text:s/>Что это родильная я догадался, когда там вспыхнул свет зачернённый мелкой металлической сеткой от комаров и раздались крики роженицы.</text:p>
      <text:p text:style-name="P4">Это кричала не Ира, не её голос, наверное, та, что пришла второй. </text:p>
      <text:p text:style-name="P4">Когда свет погас, я, на всякий, сходил в приёмную. А вдруг роды меняют голос?</text:p>
      <text:p text:style-name="P4">Мне сказали, что нет ещё.</text:p>
      <text:p text:style-name="P4">Косяков я больше не курил, тот первый остался единственным.</text:p>
      <text:p text:style-name="P4"/>
      <text:p text:style-name="P4">Когда <text:span text:style-name="T11">снова раздались крики</text:span>, я узнал родной голос — <text:span text:style-name="T10">точно </text:span>Ира!</text:p>
      <text:p text:style-name="P4">Но в приёмной мне сказали, что нет ещё.</text:p>
      <text:p text:style-name="P4"><text:span text:style-name="T10">Они</text:span> послали <text:span text:style-name="T10">меня </text:span>к окну предродовой, с <text:span text:style-name="T11">обратной</text:span> стороны здания.</text:p>
      <text:p text:style-name="P4">Ира приподнялась к подоконнику и через полуприспущенные от боли веки недоверчиво смотрела, что я ещё тут. Она сказала мне уходить, что роды будут в девять.</text:p>
      <text:p text:style-name="P4">Она не понимала, что я её охраняю от этого мира с его КАМАЗАМи-драконами и <text:s/><text:span text:style-name="T11">грубыми фельшерицами.</text:span></text:p>
      <text:p text:style-name="P4">- Кердун на смене?</text:p>
      <text:p text:style-name="P4">- Нет.</text:p>
      <text:p text:style-name="P4">Я вернулся в беседку. Сидел обхватив себя руками от холода. </text:p>
      <text:p text:style-name="P4">В белёсых предрассветных сумерках круг <text:span text:style-name="T11">пола </text:span>беседки пересёк <text:span text:style-name="T11">вдруг </text:span>непонятный <text:s/>тёмный шар с белым цилиндром спереди. </text:p>
      <text:p text:style-name="P4">Только когда он скрылся в траве, я догадался, что это ёжик, чья мордочка застряла в стаканчике из-под мороженого.</text:p>
      <text:p text:style-name="P4">Лучи солнца протянулись к белым облакам. Скоро согреюсь. </text:p>
      <text:p text:style-name="P4">Из центра крыши <text:span text:style-name="T11">ринулась вниз</text:span> отвесная нить паутины с тяжёлым пауком на конце. </text:p>
      <text:p text:style-name="P4">Едва <text:span text:style-name="T11">тот</text:span> <text:span text:style-name="T11">коснулся</text:span> пола, <text:span text:style-name="T11">пространство</text:span> беседки <text:span text:style-name="T11">рассёк </text:span>пропорхну<text:span text:style-name="T11">вших поперёк</text:span> воробей.</text:p>
      <text:p text:style-name="P4"/>
      <text:p text:style-name="P6"><text:span text:style-name="T10">(...в</text:span>идеть я умею знаки; жаль <text:span text:style-name="T11">не знаю как </text:span>читать.</text:p>
      <text:p text:style-name="P6">Ёжик, паук, птица. </text:p>
      <text:p text:style-name="P6">Трое волхвов?..<text:span text:style-name="T10">)</text:span></text:p>
      <text:p text:style-name="P6"/>
      <text:p text:style-name="P4">В родильной опять кто-то начал кричать. Когда <text:s/>крики стихли <text:span text:style-name="T12">две женщины за сеткой позвали меня подойти. </text:span></text:p>
      <text:p text:style-name="P1">Одна из них держала младенца в воздетых руках. Между ножек что-то болталось.</text:p>
      <text:p text:style-name="P4">«<text:span text:style-name="T12">Сын!»- успел я подумать.</text:span></text:p>
      <text:p text:style-name="P4">- <text:span text:style-name="T12">Поздравляем с дочкой!</text:span></text:p>
      <text:p text:style-name="P4">«<text:span text:style-name="T12">Пупок»,- поправил я сам себя.</text:span></text:p>
      <text:p text:style-name="P4"/>
      <text:p text:style-name="P1">Тёща встретила меня улыбкой и поздравлениями — она позвонила в роддом по телефону.</text:p>
      <text:p text:style-name="P1">Я занял деньги у Тони и побежал на базар.</text:p>
      <text:p text:style-name="P1">Тоня дала мне 25 руб., более мелких у неё не нашлось.</text:p>
      <text:p text:style-name="P1">Я метался по базару, скупая букеты роз. Розы, мне только розы. Пока не кончились 25 руб.</text:p>
      <text:p text:style-name="P1">Тогда я снова поспешил к роддому, таща этот шар из букетов. </text:p>
      <text:p text:style-name="P1">Одноногий инвалид на костылях рядом с пятиэтажкой тёщи радостно мне улыбнулся — он <text:soft-page-break/>знал куда я спешу.</text:p>
      <text:p text:style-name="P1">Сестре в приёмной роддома пришлось позвать на помощь ещё двух, чтоб занести цветы в коридор.</text:p>
      <text:p text:style-name="P1">Ира потом рассказывала, что <text:span text:style-name="T10">она всё </text:span>ещё лежала <text:span text:style-name="T10">в том коридоре</text:span> на каталке и розы разложили по всей простыне, но <text:span text:style-name="T13">ненадолго,</text:span> п<text:span text:style-name="T13">отому</text:span> что в палату цветы нельзя.</text:p>
      <text:p text:style-name="P1">Потом букеты поделили между медсёстрами и акушерками, и те забрали по домам.</text:p>
      <text:p text:style-name="P1"><text:s/><text:span text:style-name="T13">Один д</text:span>остался <text:s/>и <text:span text:style-name="T13">фельдшерице </text:span>Кердун, которая с утра заступила на смену.</text:p>
      <text:p text:style-name="P1">Неважно! Главное — <text:s/>что ты родилась.</text:p>
      <text:p text:style-name="P1"><text:span text:style-name="T1"><text:tab/><text:tab/><text:tab/>...</text:span><text:span text:style-name="T2">м</text:span><text:span text:style-name="T1">иллион, миллион, миллион алых роз..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8:18:45.067989211</meta:creation-date>
    <dc:date>2017-03-02T18:18:50.350252326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5" meta:word-count="891" meta:character-count="5549" meta:non-whitespace-character-count="4698"/>
    <meta:generator>LibreOffice/4.3.3.2$Linux_x86 LibreOffice_project/430m0$Build-2</meta:generator>
  </office:meta>
</office:document-meta>
</file>